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4fc1ff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9cdcfe" loext:opacity="100%" style:font-name="Consolas" fo:font-size="10.5pt" fo:font-weight="normal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c586c0" loext:opacity="100%" style:font-name="Consolas" fo:font-size="10.5pt" fo:font-weight="normal"/>
    </style:style>
    <style:style style:name="T18" style:family="text">
      <style:text-properties fo:color="#808080" loext:opacity="100%" style:font-name="Consolas" fo:font-size="10.5pt" fo:font-weight="normal"/>
    </style:style>
    <style:style style:name="T19" style:family="text">
      <style:text-properties fo:color="#4ec9b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{ <text:span text:style-name="T2">PieChart</text:span>, <text:span text:style-name="T2">Pie</text:span>, <text:span text:style-name="T2">Cell</text:span>, <text:span text:style-name="T2">Tooltip</text:span>, <text:span text:style-name="T2">Legend</text:span> } <text:span text:style-name="T1">from</text:span> <text:span text:style-name="T3">"recharts"</text:span>;</text:p>
      <text:p text:style-name="P1"><text:span text:style-name="T1">import</text:span> <text:span text:style-name="T3">"./Deudas.css"</text:span>; <text:span text:style-name="T4">// Asegúrate de tener estilos</text:span></text:p>
      <text:p text:style-name="P2"/>
      <text:p text:style-name="P1"><text:span text:style-name="T5">const</text:span> <text:span text:style-name="T6">DeudasAnuales</text:span> <text:span text:style-name="T7">=</text:span> () <text:span text:style-name="T5">=&gt;</text:span> {</text:p>
      <text:p text:style-name="P3">  <text:span text:style-name="T8">const</text:span><text:span text:style-name="T9"> [</text:span><text:span text:style-name="T10">datos</text:span><text:span text:style-name="T9">, </text:span><text:span text:style-name="T11">setDatos</text:span><text:span text:style-name="T9">] </text:span><text:span text:style-name="T12">=</text:span><text:span text:style-name="T9"> </text:span><text:span text:style-name="T11">useState</text:span><text:span text:style-name="T9">([]);</text:span></text:p>
      <text:p text:style-name="P2"/>
      <text:p text:style-name="P3">  <text:span text:style-name="T11">useEffect</text:span><text:span text:style-name="T9">(() </text:span><text:span text:style-name="T8">=&gt;</text:span><text:span text:style-name="T9"> {</text:span></text:p>
      <text:p text:style-name="P3">    <text:span text:style-name="T11">fetch</text:span><text:span text:style-name="T9">(</text:span><text:span text:style-name="T13">"http://127.0.0.1:8000/resumen/anual"</text:span><text:span text:style-name="T9">)</text:span></text:p>
      <text:p text:style-name="P3">      <text:span text:style-name="T9">.</text:span><text:span text:style-name="T11">then</text:span><text:span text:style-name="T9">((</text:span><text:span text:style-name="T14">response</text:span><text:span text:style-name="T9">) </text:span><text:span text:style-name="T8">=&gt;</text:span><text:span text:style-name="T9"> </text:span><text:span text:style-name="T14">response</text:span><text:span text:style-name="T9">.</text:span><text:span text:style-name="T11">json</text:span><text:span text:style-name="T9">())</text:span></text:p>
      <text:p text:style-name="P3">      <text:span text:style-name="T9">.</text:span><text:span text:style-name="T11">then</text:span><text:span text:style-name="T9">((</text:span><text:span text:style-name="T14">data</text:span><text:span text:style-name="T9">) </text:span><text:span text:style-name="T8">=&gt;</text:span><text:span text:style-name="T9"> {</text:span></text:p>
      <text:p text:style-name="P3">        <text:span text:style-name="T15">// Convertimos el número de mes a nombre</text:span></text:p>
      <text:p text:style-name="P3">        <text:span text:style-name="T8">const</text:span><text:span text:style-name="T9"> </text:span><text:span text:style-name="T10">nombresMeses</text:span><text:span text:style-name="T9"> </text:span><text:span text:style-name="T12">=</text:span><text:span text:style-name="T9"> [</text:span></text:p>
      <text:p text:style-name="P3">          <text:span text:style-name="T13">"Enero"</text:span><text:span text:style-name="T9">, </text:span><text:span text:style-name="T13">"Febrero"</text:span><text:span text:style-name="T9">, </text:span><text:span text:style-name="T13">"Marzo"</text:span><text:span text:style-name="T9">, </text:span><text:span text:style-name="T13">"Abril"</text:span><text:span text:style-name="T9">, </text:span><text:span text:style-name="T13">"Mayo"</text:span><text:span text:style-name="T9">, </text:span><text:span text:style-name="T13">"Junio"</text:span><text:span text:style-name="T9">,</text:span></text:p>
      <text:p text:style-name="P3">          <text:span text:style-name="T13">"Julio"</text:span><text:span text:style-name="T9">, </text:span><text:span text:style-name="T13">"Agosto"</text:span><text:span text:style-name="T9">, </text:span><text:span text:style-name="T13">"Septiembre"</text:span><text:span text:style-name="T9">, </text:span><text:span text:style-name="T13">"Octubre"</text:span><text:span text:style-name="T9">, </text:span><text:span text:style-name="T13">"Noviembre"</text:span><text:span text:style-name="T9">, </text:span><text:span text:style-name="T13">"Diciembre"</text:span></text:p>
      <text:p text:style-name="P3">        <text:span text:style-name="T9">];</text:span></text:p>
      <text:p text:style-name="P3">        <text:span text:style-name="T8">const</text:span><text:span text:style-name="T9"> </text:span><text:span text:style-name="T10">datosProcesados</text:span><text:span text:style-name="T9"> </text:span><text:span text:style-name="T12">=</text:span><text:span text:style-name="T9"> </text:span><text:span text:style-name="T14">data</text:span><text:span text:style-name="T9">.</text:span><text:span text:style-name="T11">map</text:span><text:span text:style-name="T9">((</text:span><text:span text:style-name="T14">item</text:span><text:span text:style-name="T9">) </text:span><text:span text:style-name="T8">=&gt;</text:span><text:span text:style-name="T9"> ({</text:span></text:p>
      <text:p text:style-name="P3">          <text:span text:style-name="T14">name:</text:span><text:span text:style-name="T9"> </text:span><text:span text:style-name="T10">nombresMeses</text:span><text:span text:style-name="T9">[</text:span><text:span text:style-name="T14">item</text:span><text:span text:style-name="T9">.</text:span><text:span text:style-name="T14">mes</text:span><text:span text:style-name="T9"> </text:span><text:span text:style-name="T12">-</text:span><text:span text:style-name="T9"> </text:span><text:span text:style-name="T16">1</text:span><text:span text:style-name="T9">],</text:span></text:p>
      <text:p text:style-name="P3">          <text:span text:style-name="T14">value:</text:span><text:span text:style-name="T9"> </text:span><text:span text:style-name="T14">item</text:span><text:span text:style-name="T9">.</text:span><text:span text:style-name="T14">total</text:span><text:span text:style-name="T9">,</text:span></text:p>
      <text:p text:style-name="P3">        <text:span text:style-name="T9">}));</text:span></text:p>
      <text:p text:style-name="P3">        <text:span text:style-name="T11">setDatos</text:span><text:span text:style-name="T9">(</text:span><text:span text:style-name="T10">datosProcesados</text:span><text:span text:style-name="T9">);</text:span></text:p>
      <text:p text:style-name="P3">      <text:span text:style-name="T9">})</text:span></text:p>
      <text:p text:style-name="P3">      <text:span text:style-name="T9">.</text:span><text:span text:style-name="T11">catch</text:span><text:span text:style-name="T9">((</text:span><text:span text:style-name="T14">error</text:span><text:span text:style-name="T9">) </text:span><text:span text:style-name="T8">=&gt;</text:span></text:p>
      <text:p text:style-name="P3">        <text:span text:style-name="T14">console</text:span><text:span text:style-name="T9">.</text:span><text:span text:style-name="T11">error</text:span><text:span text:style-name="T9">(</text:span><text:span text:style-name="T13">"Error al obtener el resumen anual de deudas:"</text:span><text:span text:style-name="T9">, </text:span><text:span text:style-name="T14">error</text:span><text:span text:style-name="T9">)</text:span></text:p>
      <text:p text:style-name="P3">      <text:span text:style-name="T9">);</text:span></text:p>
      <text:p text:style-name="P3">  <text:span text:style-name="T9">}, []);</text:span></text:p>
      <text:p text:style-name="P2"/>
      <text:p text:style-name="P3">  <text:span text:style-name="T8">const</text:span><text:span text:style-name="T9"> </text:span><text:span text:style-name="T10">colores</text:span><text:span text:style-name="T9"> </text:span><text:span text:style-name="T12">=</text:span><text:span text:style-name="T9"> [</text:span></text:p>
      <text:p text:style-name="P3">    <text:span text:style-name="T13">"#8884d8"</text:span><text:span text:style-name="T9">, </text:span><text:span text:style-name="T13">"#8dd1e1"</text:span><text:span text:style-name="T9">, </text:span><text:span text:style-name="T13">"#82ca9d"</text:span><text:span text:style-name="T9">, </text:span><text:span text:style-name="T13">"#ffc658"</text:span><text:span text:style-name="T9">,</text:span></text:p>
      <text:p text:style-name="P3">    <text:span text:style-name="T13">"#d0ed57"</text:span><text:span text:style-name="T9">, </text:span><text:span text:style-name="T13">"#a4de6c"</text:span><text:span text:style-name="T9">, </text:span><text:span text:style-name="T13">"#d084e8"</text:span><text:span text:style-name="T9">, </text:span><text:span text:style-name="T13">"#ffbb28"</text:span><text:span text:style-name="T9">,</text:span></text:p>
      <text:p text:style-name="P3">    <text:span text:style-name="T13">"#ff8042"</text:span><text:span text:style-name="T9">, </text:span><text:span text:style-name="T13">"#00C49F"</text:span><text:span text:style-name="T9">, </text:span><text:span text:style-name="T13">"#FF6384"</text:span><text:span text:style-name="T9">, </text:span><text:span text:style-name="T13">"#36A2EB"</text:span></text:p>
      <text:p text:style-name="P3">  <text:span text:style-name="T9">];</text:span></text:p>
      <text:p text:style-name="P2"/>
      <text:p text:style-name="P3">  <text:span text:style-name="T17">return</text:span><text:span text:style-name="T9"> (</text:span></text:p>
      <text:p text:style-name="P3">    <text:span text:style-name="T18">&lt;</text:span><text:span text:style-name="T8">div</text:span><text:span text:style-name="T9"> </text:span><text:span text:style-name="T14">className</text:span><text:span text:style-name="T12">=</text:span><text:span text:style-name="T13">"deudas-anuales"</text:span><text:span text:style-name="T18">&gt;</text:span></text:p>
      <text:p text:style-name="P3">      <text:span text:style-name="T18">&lt;</text:span><text:span text:style-name="T8">h2</text:span><text:span text:style-name="T9"> </text:span><text:span text:style-name="T14">className</text:span><text:span text:style-name="T12">=</text:span><text:span text:style-name="T13">"titulo-grafico"</text:span><text:span text:style-name="T18">&gt;</text:span><text:span text:style-name="T9">Deudas por Mes (Año Actual)</text:span><text:span text:style-name="T18">&lt;/</text:span><text:span text:style-name="T8">h2</text:span><text:span text:style-name="T18">&gt;</text:span></text:p>
      <text:p text:style-name="P3">      <text:span text:style-name="T18">&lt;</text:span><text:span text:style-name="T8">div</text:span><text:span text:style-name="T9"> </text:span><text:span text:style-name="T14">className</text:span><text:span text:style-name="T12">=</text:span><text:span text:style-name="T13">"contenedor-grafico"</text:span><text:span text:style-name="T9"> </text:span><text:span text:style-name="T14">style</text:span><text:span text:style-name="T12">=</text:span><text:span text:style-name="T8">{</text:span><text:span text:style-name="T12">{ </text:span><text:span text:style-name="T14">height:</text:span><text:span text:style-name="T12"> </text:span><text:span text:style-name="T13">"400px"</text:span><text:span text:style-name="T12"> }</text:span><text:span text:style-name="T8">}</text:span><text:span text:style-name="T18">&gt;</text:span></text:p>
      <text:p text:style-name="P3">        <text:span text:style-name="T18">&lt;</text:span><text:span text:style-name="T19">PieChart</text:span><text:span text:style-name="T9"> </text:span><text:span text:style-name="T14">width</text:span><text:span text:style-name="T12">=</text:span><text:span text:style-name="T8">{</text:span><text:span text:style-name="T16">400</text:span><text:span text:style-name="T8">}</text:span><text:span text:style-name="T9"> </text:span><text:span text:style-name="T14">height</text:span><text:span text:style-name="T12">=</text:span><text:span text:style-name="T8">{</text:span><text:span text:style-name="T16">400</text:span><text:span text:style-name="T8">}</text:span><text:span text:style-name="T18">&gt;</text:span></text:p>
      <text:p text:style-name="P3">          <text:span text:style-name="T18">&lt;</text:span><text:span text:style-name="T19">Pie</text:span></text:p>
      <text:p text:style-name="P3">            <text:span text:style-name="T14">dataKey</text:span><text:span text:style-name="T12">=</text:span><text:span text:style-name="T13">"value"</text:span></text:p>
      <text:p text:style-name="P3">            <text:span text:style-name="T14">data</text:span><text:span text:style-name="T12">=</text:span><text:span text:style-name="T8">{</text:span><text:span text:style-name="T10">datos</text:span><text:span text:style-name="T8">}</text:span></text:p>
      <text:p text:style-name="P3">            <text:span text:style-name="T14">cx</text:span><text:span text:style-name="T12">=</text:span><text:span text:style-name="T13">"50%"</text:span></text:p>
      <text:p text:style-name="P3">            <text:span text:style-name="T14">cy</text:span><text:span text:style-name="T12">=</text:span><text:span text:style-name="T13">"50%"</text:span></text:p>
      <text:p text:style-name="P3">            <text:span text:style-name="T14">outerRadius</text:span><text:span text:style-name="T12">=</text:span><text:span text:style-name="T8">{</text:span><text:span text:style-name="T16">100</text:span><text:span text:style-name="T8">}</text:span></text:p>
      <text:p text:style-name="P3">            <text:span text:style-name="T14">label</text:span></text:p>
      <text:p text:style-name="P3">          <text:span text:style-name="T18">&gt;</text:span></text:p>
      <text:p text:style-name="P3">            <text:span text:style-name="T8">{</text:span><text:span text:style-name="T10">datos</text:span><text:span text:style-name="T12">.</text:span><text:span text:style-name="T11">map</text:span><text:span text:style-name="T12">((</text:span><text:span text:style-name="T14">entry</text:span><text:span text:style-name="T12">, </text:span><text:span text:style-name="T14">index</text:span><text:span text:style-name="T12">) </text:span><text:span text:style-name="T8">=&gt;</text:span><text:span text:style-name="T12"> (</text:span></text:p>
      <text:p text:style-name="P3"><text:span text:style-name="T7">              </text:span><text:span text:style-name="T18">&lt;</text:span><text:span text:style-name="T19">Cell</text:span><text:span text:style-name="T12"> </text:span><text:span text:style-name="T14">key</text:span><text:span text:style-name="T12">=</text:span><text:span text:style-name="T8">{</text:span><text:span text:style-name="T13">`cell-</text:span><text:span text:style-name="T8">${</text:span><text:span text:style-name="T14">index</text:span><text:span text:style-name="T8">}</text:span><text:span text:style-name="T13">`</text:span><text:span text:style-name="T8">}</text:span><text:span text:style-name="T12"> </text:span><text:span text:style-name="T14">fill</text:span><text:span text:style-name="T12">=</text:span><text:span text:style-name="T8">{</text:span><text:span text:style-name="T10">colores</text:span><text:span text:style-name="T12">[</text:span><text:span text:style-name="T14">index</text:span><text:span text:style-name="T12"> % </text:span><text:span text:style-name="T10">colores</text:span><text:span text:style-name="T12">.</text:span><text:span text:style-name="T14">length</text:span><text:span text:style-name="T12">]</text:span><text:span text:style-name="T8">}</text:span><text:span text:style-name="T12"> </text:span><text:span text:style-name="T18">/&gt;</text:span></text:p>
      <text:p text:style-name="P3"><text:span text:style-name="T7">            </text:span><text:span text:style-name="T12">))</text:span><text:span text:style-name="T8">}</text:span></text:p>
      <text:p text:style-name="P3">          <text:span text:style-name="T18">&lt;/</text:span><text:span text:style-name="T19">Pie</text:span><text:span text:style-name="T18">&gt;</text:span></text:p>
      <text:p text:style-name="P3">          <text:span text:style-name="T18">&lt;</text:span><text:span text:style-name="T19">Tooltip</text:span><text:span text:style-name="T9"> </text:span><text:span text:style-name="T18">/&gt;</text:span></text:p>
      <text:p text:style-name="P3"><text:soft-page-break/>          <text:span text:style-name="T18">&lt;</text:span><text:span text:style-name="T19">Legend</text:span><text:span text:style-name="T9"> </text:span><text:span text:style-name="T18">/&gt;</text:span></text:p>
      <text:p text:style-name="P3">        <text:span text:style-name="T18">&lt;/</text:span><text:span text:style-name="T19">PieChart</text:span><text:span text:style-name="T18">&gt;</text:span></text:p>
      <text:p text:style-name="P3">      <text:span text:style-name="T18">&lt;/</text:span><text:span text:style-name="T8">div</text:span><text:span text:style-name="T18">&gt;</text:span></text:p>
      <text:p text:style-name="P3">    <text:span text:style-name="T18">&lt;/</text:span><text:span text:style-name="T8">div</text:span><text:span text:style-name="T18">&gt;</text:span></text:p>
      <text:p text:style-name="P3">  <text:span text:style-name="T9">);</text:span></text:p>
      <text:p text:style-name="P1">};</text:p>
      <text:p text:style-name="P2"/>
      <text:p text:style-name="P1"><text:span text:style-name="T1">export</text:span> <text:span text:style-name="T1">default</text:span> <text:span text:style-name="T6">DeudasAnuales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2:11:36.775464800</meta:creation-date>
    <dc:date>2025-08-07T22:11:41.132891200</dc:date>
    <meta:editing-duration>PT4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4" meta:word-count="168" meta:character-count="1719" meta:non-whitespace-character-count="1247"/>
  </office:meta>
</office:document-meta>
</file>